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3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921in" svg:height="2.3705in" svg:x="0.2079in" svg:y="1.4224in">
            <draw:object draw:notify-on-update-of-ranges="Sheet1.H2:Sheet1.H7 Sheet1.I1:Sheet1.I1 Sheet1.I2:Sheet1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eters/degree</text:p>
          </table:table-cell>
          <table:table-cell office:value-type="string" calcext:value-type="string">
            <text:p>E-W shortening</text:p>
          </table:table-cell>
          <table:table-cell office:value-type="string" calcext:value-type="string">
            <text:p>X-offset</text:p>
          </table:table-cell>
          <table:table-cell office:value-type="string" calcext:value-type="string">
            <text:p>Y-off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oogle map coo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924786" calcext:value-type="float">
            <text:p>28.924786</text:p>
          </table:table-cell>
          <table:table-cell office:value-type="float" office:value="-81.96962" calcext:value-type="float">
            <text:p>-81.96962</text:p>
          </table:table-cell>
          <table:table-cell table:formula="of:=12756000 * 3.1416 / 360" office:value-type="float" office:value="111317.36" calcext:value-type="float">
            <text:p>111317.36</text:p>
          </table:table-cell>
          <table:table-cell office:value-type="float" office:value="0.875" calcext:value-type="float">
            <text:p>0.875</text:p>
          </table:table-cell>
          <table:table-cell office:value-type="float" office:value="7984060" calcext:value-type="float">
            <text:p>7984060</text:p>
          </table:table-cell>
          <table:table-cell office:value-type="float" office:value="3219820" calcext:value-type="float">
            <text:p>3219820</text:p>
          </table:table-cell>
          <table:table-cell table:formula="of:=[.C2] * [.$D$2]  * [.$E$2]+ [.$F$2]" office:value-type="float" office:value="-1.486277801916" calcext:value-type="float">
            <text:p>-1.486277801916</text:p>
          </table:table-cell>
          <table:table-cell table:formula="of:=[.B2] * [.$D$2] - [.$G$2]" office:value-type="float" office:value="10.8160849600099" calcext:value-type="float">
            <text:p>10.816084960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24789" calcext:value-type="float">
            <text:p>28.924789</text:p>
          </table:table-cell>
          <table:table-cell office:value-type="float" office:value="-81.969681" calcext:value-type="float">
            <text:p>-81.969681</text:p>
          </table:table-cell>
          <table:table-cell table:number-columns-repeated="4"/>
          <table:table-cell table:formula="of:=[.C3] * [.$D$2]  * [.$E$2]+ [.$F$2]" office:value-type="float" office:value="-7.42784188874066" calcext:value-type="float">
            <text:p>-7.42784188874066</text:p>
          </table:table-cell>
          <table:table-cell table:formula="of:=[.B3] * [.$D$2] - [.$G$2]" office:value-type="float" office:value="11.1500370400026" calcext:value-type="float">
            <text:p>11.1500370400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924751" calcext:value-type="float">
            <text:p>28.924751</text:p>
          </table:table-cell>
          <table:table-cell office:value-type="float" office:value="-81.969742" calcext:value-type="float">
            <text:p>-81.969742</text:p>
          </table:table-cell>
          <table:table-cell table:number-columns-repeated="4"/>
          <table:table-cell table:formula="of:=[.C4] * [.$D$2]  * [.$E$2]+ [.$F$2]" office:value-type="float" office:value="-13.3694059792906" calcext:value-type="float">
            <text:p>-13.3694059792906</text:p>
          </table:table-cell>
          <table:table-cell table:formula="of:=[.B4] * [.$D$2] - [.$G$2]" office:value-type="float" office:value="6.91997735993937" calcext:value-type="float">
            <text:p>6.919977359939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924789" calcext:value-type="float">
            <text:p>28.924789</text:p>
          </table:table-cell>
          <table:table-cell office:value-type="float" office:value="-81.969788" calcext:value-type="float">
            <text:p>-81.969788</text:p>
          </table:table-cell>
          <table:table-cell table:number-columns-repeated="4"/>
          <table:table-cell table:formula="of:=[.C5] * [.$D$2]  * [.$E$2]+ [.$F$2]" office:value-type="float" office:value="-17.849929719232" calcext:value-type="float">
            <text:p>-17.849929719232</text:p>
          </table:table-cell>
          <table:table-cell table:formula="of:=[.B5] * [.$D$2] - [.$G$2]" office:value-type="float" office:value="11.1500370400026" calcext:value-type="float">
            <text:p>11.15003704000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924837" calcext:value-type="float">
            <text:p>28.924837</text:p>
          </table:table-cell>
          <table:table-cell office:value-type="float" office:value="-81.969719" calcext:value-type="float">
            <text:p>-81.969719</text:p>
          </table:table-cell>
          <table:table-cell table:number-columns-repeated="4"/>
          <table:table-cell table:formula="of:=[.C6] * [.$D$2]  * [.$E$2]+ [.$F$2]" office:value-type="float" office:value="-11.1291441097856" calcext:value-type="float">
            <text:p>-11.1291441097856</text:p>
          </table:table-cell>
          <table:table-cell table:formula="of:=[.B6] * [.$D$2] - [.$G$2]" office:value-type="float" office:value="16.4932703198865" calcext:value-type="float">
            <text:p>16.49327031988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924814" calcext:value-type="float">
            <text:p>28.924814</text:p>
          </table:table-cell>
          <table:table-cell office:value-type="float" office:value="-81.97052" calcext:value-type="float">
            <text:p>-81.97052</text:p>
          </table:table-cell>
          <table:table-cell table:number-columns-repeated="4"/>
          <table:table-cell table:formula="of:=[.C7] * [.$D$2]  * [.$E$2]+ [.$F$2]" office:value-type="float" office:value="-89.1486987993121" calcext:value-type="float">
            <text:p>-89.1486987993121</text:p>
          </table:table-cell>
          <table:table-cell table:formula="of:=[.B7] * [.$D$2] - [.$G$2]" office:value-type="float" office:value="13.9329710402526" calcext:value-type="float">
            <text:p>13.9329710402526</text:p>
          </table:table-cell>
          <table:table-cell/>
          <table:table-cell office:value-type="string" calcext:value-type="string">
            <text:p>28.924793860630416, -81.97050831027099</text:p>
          </table:table-cell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28.9247822004959, -81.9698163248425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ocation (manholecover)</text:p>
          </table:table-cell>
          <table:table-cell office:value-type="string" calcext:value-type="string">
            <text:p>Google map coords</text:p>
          </table:table-cell>
        </table:table-row>
        <table:table-row table:style-name="ro1">
          <table:table-cell/>
          <table:table-cell office:value-type="string" calcext:value-type="string">
            <text:p>28.924002873088085, -81.97051619306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56:33.796264604</meta:creation-date>
    <dc:date>2024-03-28T16:57:36.576532698</dc:date>
    <meta:editing-duration>PT10H12M35S</meta:editing-duration>
    <meta:editing-cycles>8</meta:editing-cycles>
    <meta:generator>LibreOffice/7.3.7.2$Linux_X86_64 LibreOffice_project/30$Build-2</meta:generator>
    <meta:document-statistic meta:table-count="2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77cm" svg:height="6.022cm" xlink:href=".." xlink:type="simple" chart:class="chart:scatter" chart:style-name="ch1">
        <chart:legend chart:legend-position="end" svg:x="30.537cm" svg:y="2.712cm" style:legend-expansion="high" chart:style-name="ch2"/>
        <chart:plot-area chart:style-name="ch3" table:cell-range-address="Sheet1.H2:Sheet1.I7 Sheet1.I1:Sheet1.I1" chart:data-source-has-labels="row" svg:x="0.629cm" svg:y="0.12cm" svg:width="29.279cm" svg:height="5.782cm">
          <chart:coordinate-region svg:x="0.96cm" svg:y="0.319cm" svg:width="28.854cm" svg:height="4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7" chart:label-cell-address="Sheet1.I1:Sheet1.I1" chart:class="chart:scatter">
            <chart:domain table:cell-range-address="Sheet1.H2:Sheet1.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86277801916">
                <text:p>-1.486277801916</text:p>
                <draw:g>
                  <svg:desc>Sheet1.H2:Sheet1.H7</svg:desc>
                </draw:g>
              </table:table-cell>
              <table:table-cell office:value-type="float" office:value="10.8160849600099">
                <text:p>10.8160849600099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42784188874066">
                <text:p>-7.42784188874066</text:p>
              </table:table-cell>
              <table:table-cell office:value-type="float" office:value="11.1500370400026">
                <text:p>11.1500370400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3694059792906">
                <text:p>-13.3694059792906</text:p>
              </table:table-cell>
              <table:table-cell office:value-type="float" office:value="6.91997735993937">
                <text:p>6.91997735993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849929719232">
                <text:p>-17.849929719232</text:p>
              </table:table-cell>
              <table:table-cell office:value-type="float" office:value="11.1500370400026">
                <text:p>11.150037040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291441097856">
                <text:p>-11.1291441097856</text:p>
              </table:table-cell>
              <table:table-cell office:value-type="float" office:value="16.4932703198865">
                <text:p>16.4932703198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.1486987993121">
                <text:p>-89.1486987993121</text:p>
              </table:table-cell>
              <table:table-cell office:value-type="float" office:value="13.9329710402526">
                <text:p>13.9329710402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